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B57358B5ED7FCB4F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9.656cm" fo:min-width="21.217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0.639cm" fo:min-width="14.359cm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.639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7.699cm" svg:height="15.969cm" svg:x="0.994cm" svg:y="2.515cm">
          <draw:image xlink:href="Pictures/10000000000004B2000002B57358B5ED7FCB4F30.png" xlink:type="simple" xlink:show="embed" xlink:actuate="onLoad">
            <text:p/>
          </draw:image>
        </draw:frame>
        <draw:custom-shape draw:style-name="gr2" draw:text-style-name="P2" draw:layer="layout" svg:width="21.717cm" svg:height="9.906cm" svg:x="6.58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859cm" svg:height="0.889cm" svg:x="6.969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0.889cm" svg:x="15.224cm" svg:y="12.049cm">
          <text:p text:style-name="P1"><text:span text:style-name="T1">中央窗格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0:04:09.287151992</meta:creation-date>
    <dc:date>2019-11-13T10:12:05.646249402</dc:date>
    <meta:editing-duration>PT7M56S</meta:editing-duration>
    <meta:editing-cycles>1</meta:editing-cycles>
    <meta:document-statistic meta:object-count="4"/>
    <meta:generator>LibreOffice/6.0.7.3$Linux_X86_64 LibreOffice_project/00m0$Build-3</meta:generator>
  </office:meta>
</office:document-meta>
</file>